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311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7165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2.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81d41a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4000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124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 style:data-style-name="N124">
      <style:text-properties fo:font-size="12pt" style:font-size-asian="12pt" style:font-size-complex="12pt"/>
    </style:style>
    <style:style style:name="ce27" style:family="table-cell" style:parent-style-name="Default" style:data-style-name="N124">
      <style:table-cell-properties fo:background-color="transparent" fo:border="0.06pt solid #000000"/>
      <style:text-properties fo:font-size="12pt" style:font-size-asian="12pt" style:font-size-complex="12pt"/>
    </style:style>
    <style:style style:name="ce18" style:family="table-cell" style:parent-style-name="Default" style:data-style-name="N124"/>
    <style:style style:name="ce16" style:family="table-cell" style:parent-style-name="Default" style:data-style-name="N122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72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2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2">
      <style:table-cell-properties fo:background-color="#ff40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2">
      <style:table-cell-properties fo:background-color="#ff972f" style:text-align-source="fix" style:repeat-content="false" fo:border="0.06pt solid #000000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2">
      <style:table-cell-properties fo:background-color="#81d41a" style:text-align-source="fix" style:repeat-content="false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mp-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2" table:default-cell-style-name="ce1"/>
        <table:table-column table:style-name="co10" table:default-cell-style-name="ce9"/>
        <table:table-column table:style-name="co11" table:default-cell-style-name="ce1"/>
        <table:table-column table:style-name="co12" table:default-cell-style-name="ce2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(bits)</text:p>
          </table:table-cell>
          <table:table-cell table:style-name="ce3" office:value-type="string" calcext:value-type="string">
            <text:p>(padding)</text:p>
          </table:table-cell>
          <table:table-cell table:style-name="ce3" office:value-type="string" calcext:value-type="string">
            <text:p>(scenario)</text:p>
          </table:table-cell>
          <table:table-cell table:style-name="ce3" office:value-type="string" calcext:value-type="string">
            <text:p>(seed)</text:p>
          </table:table-cell>
          <table:table-cell table:style-name="ce3" office:value-type="string" calcext:value-type="string">
            <text:p>(size)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Cnt</text:p>
          </table:table-cell>
          <table:table-cell table:style-name="ce13" office:value-type="string" calcext:value-type="string">
            <text:p>Score</text:p>
          </table:table-cell>
          <table:table-cell table:style-name="ce3" office:value-type="string" calcext:value-type="string">
            <text:p>Error</text:p>
          </table:table-cell>
          <table:table-cell table:style-name="ce16" office:value-type="string" calcext:value-type="string">
            <text:p>Units</text:p>
          </table:table-cell>
          <table:table-cell table:style-name="ce3"/>
          <table:table-cell office:value-type="string" calcext:value-type="string">
            <text:p>RATIO Radix / DPQS 19.11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886" calcext:value-type="float">
            <text:p>8,886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85" calcext:value-type="float">
            <text:p>85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072430" calcext:value-type="float">
            <text:p>2,072,43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2555" calcext:value-type="float">
            <text:p>12,555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02290" calcext:value-type="float">
            <text:p>802,29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7284" calcext:value-type="float">
            <text:p>7,284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60484" calcext:value-type="float">
            <text:p>60,484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047" calcext:value-type="float">
            <text:p>1,047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6653" calcext:value-type="float">
            <text:p>16,65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93" calcext:value-type="float">
            <text:p>193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3200" calcext:value-type="float">
            <text:p>13,2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50" calcext:value-type="float">
            <text:p>150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0267" calcext:value-type="float">
            <text:p>10,267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06" calcext:value-type="float">
            <text:p>106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number-columns-repeated="11"/>
          <table:table-cell table:style-name="ce8"/>
          <table:table-cell table:style-name="ce11"/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1235" calcext:value-type="float">
            <text:p>81,235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563" calcext:value-type="float">
            <text:p>563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0]/[.I2]" office:value-type="float" office:value="914.19086203016" calcext:value-type="float">
            <text:p>914.19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4477" calcext:value-type="float">
            <text:p>24,477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372" calcext:value-type="float">
            <text:p>372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1]/[.I3]" office:value-type="float" office:value="1.18107728608445" calcext:value-type="float">
            <text:p>1.18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4497" calcext:value-type="float">
            <text:p>24,497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47" calcext:value-type="float">
            <text:p>147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2]/[.I4]" office:value-type="float" office:value="3.05338468633536" calcext:value-type="float">
            <text:p>3.05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4325" calcext:value-type="float">
            <text:p>24,325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11" calcext:value-type="float">
            <text:p>211.00 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13]/[.I5]" office:value-type="float" office:value="40.2172475365386" calcext:value-type="float">
            <text:p>40.22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1309" calcext:value-type="float">
            <text:p>81,309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100" calcext:value-type="float">
            <text:p>1,100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4]/[.I6]" office:value-type="float" office:value="488.254368582237" calcext:value-type="float">
            <text:p>488.25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1407" calcext:value-type="float">
            <text:p>81,407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922" calcext:value-type="float">
            <text:p>1,922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5]/[.I7]" office:value-type="float" office:value="616.719696969697" calcext:value-type="float">
            <text:p>616.72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74075" calcext:value-type="float">
            <text:p>74,075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262" calcext:value-type="float">
            <text:p>1,262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6]/[.I8]" office:value-type="float" office:value="721.486315379371" calcext:value-type="float">
            <text:p>721.49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AVG:</text:p>
          </table:table-cell>
          <table:table-cell table:style-name="ce25" table:formula="of:=AVERAGE([.M10:.M16])" office:value-type="float" office:value="397.871850352918" calcext:value-type="float">
            <text:p>397.87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75656" calcext:value-type="float">
            <text:p>75,656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8]/[.I2]" office:value-type="float" office:value="851.406707179834" calcext:value-type="float">
            <text:p>851.41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634745" calcext:value-type="float">
            <text:p>1,634,745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19082" calcext:value-type="float">
            <text:p>19082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19]/[.I3]" office:value-type="float" office:value="78.880589452961" calcext:value-type="float">
            <text:p>78.88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_REVERS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687829" calcext:value-type="float">
            <text:p>687,829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5281" calcext:value-type="float">
            <text:p>5281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0]/[.I4]" office:value-type="float" office:value="85.7332136758529" calcext:value-type="float">
            <text:p>85.73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17008" calcext:value-type="float">
            <text:p>817,008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8498" calcext:value-type="float">
            <text:p>8498</text:p>
          </table:table-cell>
          <table:table-cell table:style-name="ce3" office:value-type="string" calcext:value-type="string">
            <text:p>ops/s</text:p>
          </table:table-cell>
          <table:table-cell table:style-name="ce43" table:formula="of:=100*[.I21]/[.I5]" office:value-type="float" office:value="1350.78367832815" calcext:value-type="float">
            <text:p>1350.78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7145" calcext:value-type="float">
            <text:p>17,145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ops/s</text:p>
          </table:table-cell>
          <table:table-cell table:style-name="ce35" table:formula="of:=100*[.I22]/[.I6]" office:value-type="float" office:value="102.954422626554" calcext:value-type="float">
            <text:p>102.95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75987" calcext:value-type="float">
            <text:p>75,987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3]/[.I7]" office:value-type="float" office:value="575.659090909091" calcext:value-type="float">
            <text:p>575.66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73092" calcext:value-type="float">
            <text:p>73,092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4]/[.I8]" office:value-type="float" office:value="711.911950910685" calcext:value-type="float">
            <text:p>711.91</text:p>
          </table:table-cell>
        </table:table-row>
        <table:table-row table:style-name="ro2">
          <table:table-cell table:style-name="Default" table:number-columns-repeated="8"/>
          <table:table-cell table:style-name="ce18"/>
          <table:table-cell table:style-name="Default" table:number-columns-repeated="2"/>
          <table:table-cell table:style-name="ce19" office:value-type="string" calcext:value-type="string">
            <text:p>AVG:</text:p>
          </table:table-cell>
          <table:table-cell table:style-name="ce25" table:formula="of:=AVERAGE([.M18:.M24])" office:value-type="float" office:value="536.761379011876" calcext:value-type="float">
            <text:p>536.76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UNIFORM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7556" calcext:value-type="float">
            <text:p>7,556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6]/[.I2]" office:value-type="float" office:value="85.0326356065721" calcext:value-type="float">
            <text:p>85.03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571124" calcext:value-type="float">
            <text:p>1,571,124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19530" calcext:value-type="float">
            <text:p>19530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7]/[.I3]" office:value-type="float" office:value="75.8107149578032" calcext:value-type="float">
            <text:p>75.81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_REVERS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708347" calcext:value-type="float">
            <text:p>708,347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5238" calcext:value-type="float">
            <text:p>5238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8]/[.I4]" office:value-type="float" office:value="88.2906430343143" calcext:value-type="float">
            <text:p>88.29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CONTIGUOU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782904" calcext:value-type="float">
            <text:p>782,904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7255" calcext:value-type="float">
            <text:p>7255</text:p>
          </table:table-cell>
          <table:table-cell table:style-name="ce20" office:value-type="string" calcext:value-type="string">
            <text:p>ops/s</text:p>
          </table:table-cell>
          <table:table-cell table:style-name="ce22" table:formula="of:=100*[.I29]/[.I5]" office:value-type="float" office:value="1294.39851861649" calcext:value-type="float">
            <text:p>1294.40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SORTE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0622" calcext:value-type="float">
            <text:p>10,622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30]/[.I6]" office:value-type="float" office:value="63.7843031285654" calcext:value-type="float">
            <text:p>63.78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ALMOST_SORTE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0658" calcext:value-type="float">
            <text:p>10,658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316" calcext:value-type="float">
            <text:p>316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31]/[.I7]" office:value-type="float" office:value="80.7424242424242" calcext:value-type="float">
            <text:p>80.74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EXP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8825" calcext:value-type="float">
            <text:p>8,825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32]/[.I8]" office:value-type="float" office:value="85.9550014609915" calcext:value-type="float">
            <text:p>85.96</text:p>
          </table:table-cell>
        </table:table-row>
        <table:table-row table:style-name="ro2">
          <table:table-cell table:style-name="Default" table:number-columns-repeated="8"/>
          <table:table-cell table:style-name="ce18"/>
          <table:table-cell table:style-name="Default" table:number-columns-repeated="2"/>
          <table:table-cell table:style-name="ce19" office:value-type="string" calcext:value-type="string">
            <text:p>AVG:</text:p>
          </table:table-cell>
          <table:table-cell table:style-name="ce25" table:formula="of:=AVERAGE([.M26:.M32])" office:value-type="float" office:value="253.430605863881" calcext:value-type="float">
            <text:p>253.43</text:p>
          </table:table-cell>
        </table:table-row>
        <table:table-row table:style-name="ro1" table:number-rows-repeated="3">
          <table:table-cell table:style-name="Default" table:number-columns-repeated="8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OPTS: -p size=1000000 -p bits=23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JAVA_OPTS: -Xms1g -Xmx1g -XX:+UseParallelGC -XX:-BackgroundCompilation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/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JMH version: 1.29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version: JDK 16, OpenJDK 64-Bit Server VM, 16+36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invoker: /home/bourgesl/apps/jdk-16/bin/java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options: -Xms1g -Xmx1g -XX:+UseParallelGC -XX:-BackgroundCompilation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Blackhole mode: full + dont-inline hint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Warmup: 5 iterations, 1 s each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Measurement: 5 iterations, 2 s each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Timeout: 10 min per iteration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# Threads: 1 thread, will synchronize iteration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# Benchmark mode: Throughput, ops/time</text:p>
          </table:table-cell>
          <table:table-cell table:number-columns-repeated="12"/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9:39:18.986217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8T19:40:54.822866024</dc:date>
    <meta:editing-duration>PT1H36M29S</meta:editing-duration>
    <meta:editing-cycles>9</meta:editing-cycles>
    <meta:generator>LibreOffice/6.4.7.2$Linux_X86_64 LibreOffice_project/40$Build-2</meta:generator>
    <meta:document-statistic meta:table-count="1" meta:cell-count="394" meta:object-count="0"/>
  </office:meta>
</office:document-meta>
</file>